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support</text:p>
      <text:p text:style-name="Standard"/>
      <text:p text:style-name="Standard">Hej,</text:p>
      <text:p text:style-name="Standard"/>
      <text:p text:style-name="Standard">Jag heter Anton Larsson och pluggar idag till datavetare vid Uppsala Universitet. Som person älskar jag utmaningar, något pluggandet ej ger mig tillräckligt av, vilket är varför jag nu vill pausa i ett par år innan jag återvänder för att göra klart resten.</text:p>
      <text:p text:style-name="Standard"/>
      <text:p text:style-name="Standard">Utöver min längtan för utmaningar beskrivs jag som uttåtgående, driven och orädd av mina vänner, något jag tror skulle passa utmärkt för en tjänst i ett support-team.</text:p>
      <text:p text:style-name="Standard"><text:line-break/>Jag har även tidigare arbetslivserfarenheter som gett mig gott om självgåendeförmåga, speciellt den tid jag spenderade som konsult åt Proffice, i vilket läge jag ofta aldrig haft någon att fråga om hjälp, vilket gjort att jag har blivit väldigt lösningsorienterad i mitt tänk, samtidigt som jag fått en god känsla för service.</text:p>
      <text:p text:style-name="Standard"/>
      <text:p text:style-name="Standard">Angående relevanta erfarenheter så har jag inte bara kunskap om hur man använder alla de system ni listar, jag har även kunskap om hur dessa system fungerar på en grundnivå, tack vare min pågående utbildning i datavetenskap.</text:p>
      <text:p text:style-name="Standard"/>
      <text:p text:style-name="Standard">Med vänliga hälsningar</text:p>
      <text:p text:style-name="Standard">Anton Lar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Larsson</meta:initial-creator>
    <meta:creation-date>2016-07-26T17:58:46.91</meta:creation-date>
    <meta:document-statistic meta:table-count="0" meta:image-count="0" meta:object-count="0" meta:page-count="1" meta:paragraph-count="8" meta:word-count="166" meta:character-count="1022"/>
    <dc:date>2016-07-26T18:09:31.02</dc:date>
    <dc:creator>Anton Larsson</dc:creator>
    <meta:editing-duration>PT10M44S</meta:editing-duration>
    <meta:editing-cycles>1</meta:editing-cycles>
    <meta:generator>OpenOffice/4.1.2$Win32 OpenOffice.org_project/412m3$Build-9782</meta:generator>
  </office:meta>
</office:document-meta>
</file>